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0.795cm" svg:height="1.27cm" svg:x="9.225cm" svg:y="11.43cm">
          <text:p text:style-name="P1">Capteurs/Éléments de contrô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715cm" svg:height="1.905cm" svg:x="9.225cm" svg:y="8.89cm">
          <text:p text:style-name="P1">micro-contrôleur</text:p>
          <text:p text:style-name="P1">(eyesj.c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35cm" svg:height="1.27cm" svg:x="10.177cm" svg:y="4.445cm">
          <text:p text:style-name="P1">eyesj.py / ejlib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1.905cm" svg:x="15.875cm" svg:y="8.89cm">
          <text:p text:style-name="P1">Circuits</text:p>
          <text:p text:style-name="P1">analogiqu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8.255cm" svg:height="1.905cm" svg:x="9.225cm" svg:y="1.905cm">
          <text:p text:style-name="P1">Programmes utilisateurs</text:p>
          <text:p text:style-name="P1">en Python ou 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81cm" svg:height="3.175cm" svg:x="11.03cm" svg:y="5.715cm">
          <text:p text:style-name="P1">Câble</text:p>
          <text:p text:style-name="P1">USB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0.635cm" svg:height="0.635cm" svg:x="12.7cm" svg:y="3.8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0.635cm" svg:height="0.635cm" svg:x="15.14cm" svg:y="9.52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0.635cm" svg:height="0.635cm" svg:x="12.065cm" svg:y="10.79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0.635cm" svg:height="0.635cm" svg:x="17.78cm" svg:y="10.79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jith </meta:initial-creator>
    <meta:creation-date>2012-04-25T16:49:13</meta:creation-date>
    <meta:editing-duration>PT10M16S</meta:editing-duration>
    <meta:editing-cycles>6</meta:editing-cycles>
    <dc:date>2013-10-26T12:52:49.029009520</dc:date>
    <meta:generator>LibreOffice/4.1.1.2$Linux_X86_64 LibreOffice_project/410m0$Build-2</meta:generator>
    <meta:document-statistic meta:object-count="33"/>
  </office:meta>
</office:document-meta>
</file>